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7f670" officeooo:paragraph-rsid="0007f670"/>
    </style:style>
    <style:style style:name="T1" style:family="text">
      <style:text-properties officeooo:rsid="000885db"/>
    </style:style>
    <style:style style:name="T2" style:family="text">
      <style:text-properties officeooo:rsid="0009d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briefing museum online</text:p>
      <text:p text:style-name="P1"/>
      <text:p text:style-name="P1">De opdracht was om een landing page te maken voor een museum naar keuze. De opdracht bestaat uit 2 delen; een landings page maken in het Nederlands en Engels en een interactieve route met java script. De site moet er aantrekelijk en <text:s/>uitnodigend uit zien. We moeten algemene informatie van minimaal een half a4 en <text:span text:style-name="T1">5 foto’s op de website zetten. </text:span><text:span text:style-name="T2">Er moet een github gemaakt worden en een trello. We hebben 10 weken de tij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9T10:04:52.609000000</dc:date>
    <meta:editing-duration>PT11M52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2" meta:word-count="79" meta:character-count="445" meta:non-whitespace-character-count="367"/>
  </office:meta>
</office:document-meta>
</file>